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e5e7b"/>
    </style:style>
    <style:style style:name="P2" style:family="paragraph" style:parent-style-name="Standard">
      <style:paragraph-properties fo:text-align="start" style:justify-single-word="false"/>
      <style:text-properties officeooo:paragraph-rsid="001e5e7b"/>
    </style:style>
    <style:style style:name="T1" style:family="text">
      <style:text-properties officeooo:rsid="001e5e7b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ESTAW NR <text:span text:style-name="T1">4</text:span></text:p>
      <text:p text:style-name="P2">W skład zestawu wchodzą:</text:p>
      <text:list xml:id="list14878154" text:style-name="L1">
        <text:list-item>
          <text:p text:style-name="P1">filiżanka z podstawką</text:p>
        </text:list-item>
        <text:list-item>
          <text:p text:style-name="P1">ręcznie robiona świec<text:span text:style-name="T1">a</text:span> sojowa o zapachu czekolady <text:span text:style-name="T1">50ml</text:span></text:p>
        </text:list-item>
        <text:list-item>
          <text:p text:style-name="P1">miód wielokwiatowy 30ml</text:p>
        </text:list-item>
        <text:list-item>
          <text:p text:style-name="P1">kawa ziarnista o smaku orzechowo-czekoladowym <text:span text:style-name="T1">30</text:span>g</text:p>
        </text:list-item>
        <text:list-item>
          <text:p text:style-name="P1">herbata <text:span text:style-name="T1">Ceylon Orange 10g</text:span></text:p>
        </text:list-item>
        <text:list-item>
          <text:p text:style-name="P1">ręcznie wykonane drewniane serce</text:p>
        </text:list-item>
        <text:list-item>
          <text:p text:style-name="P1">ręcznie wykonana bransoletka</text:p>
        </text:list-item>
        <text:list-item>
          <text:p text:style-name="P1">zaparzac<text:span text:style-name="T1">z</text:span> do herbaty</text:p>
        </text:list-item>
        <text:list-item>
          <text:p text:style-name="P1">czerpak do miodu</text:p>
        </text:list-item>
      </text:list>
      <text:p text:style-name="P2">Wszystko zapakowane w ekologiczne pudełko</text:p>
      <text:p text:style-name="P2">Cena zestawu 99 zł + koszt przesyłk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6T20:06:31.374000000</meta:creation-date>
    <dc:date>2021-04-16T20:08:26.657000000</dc:date>
    <meta:editing-duration>PT1M56S</meta:editing-duration>
    <meta:editing-cycles>1</meta:editing-cycles>
    <meta:document-statistic meta:table-count="0" meta:image-count="0" meta:object-count="0" meta:page-count="1" meta:paragraph-count="13" meta:word-count="65" meta:character-count="389" meta:non-whitespace-character-count="346"/>
    <meta:generator>LibreOffice/7.1.2.2$Windows_X86_64 LibreOffice_project/8a45595d069ef5570103caea1b71cc9d82b2aae4</meta:generator>
  </office:meta>
</office:document-meta>
</file>